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', Monaco, Courier, 'Courier New', Verdana, sans-serif"/>
    <style:font-face style:name="Lohit Hindi1" svg:font-family="'Lohit Hindi'"/>
    <style:font-face style:name="sans-serif" svg:font-family="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12e6" officeooo:paragraph-rsid="000c12e6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c12e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d6a4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0f28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3df6"/>
    </style:style>
    <style:style style:name="P6" style:family="paragraph" style:parent-style-name="Standard">
      <style:paragraph-properties fo:text-align="start" style:justify-single-word="false"/>
      <style:text-properties officeooo:paragraph-rsid="0016f08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d6a4f" officeooo:paragraph-rsid="000d6a4f"/>
    </style:style>
    <style:style style:name="P8" style:family="paragraph" style:parent-style-name="Standard">
      <style:paragraph-properties fo:text-align="start" style:justify-single-word="false"/>
      <style:text-properties officeooo:rsid="000f4d5f" officeooo:paragraph-rsid="000c12e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0a53c" officeooo:paragraph-rsid="0010a53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0a53c" officeooo:paragraph-rsid="0018544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0f288" officeooo:paragraph-rsid="0010f28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1e0a9" officeooo:paragraph-rsid="0011e0a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23c4f" officeooo:paragraph-rsid="00123c4f"/>
    </style:style>
    <style:style style:name="T1" style:family="text">
      <style:text-properties officeooo:rsid="000c12e6"/>
    </style:style>
    <style:style style:name="T2" style:family="text">
      <style:text-properties officeooo:rsid="000d6a4f"/>
    </style:style>
    <style:style style:name="T3" style:family="text">
      <style:text-properties officeooo:rsid="000f4d5f"/>
    </style:style>
    <style:style style:name="T4" style:family="text">
      <style:text-properties officeooo:rsid="0010f288"/>
    </style:style>
    <style:style style:name="T5" style:family="text">
      <style:text-properties officeooo:rsid="0011e0a9"/>
    </style:style>
    <style:style style:name="T6" style:family="text">
      <style:text-properties officeooo:rsid="00123c4f"/>
    </style:style>
    <style:style style:name="T7" style:family="text">
      <style:text-properties officeooo:rsid="00153df6"/>
    </style:style>
    <style:style style:name="T8" style:family="text">
      <style:text-properties officeooo:rsid="00168882"/>
    </style:style>
    <style:style style:name="T9" style:family="text">
      <style:text-properties officeooo:rsid="0016f087"/>
    </style:style>
    <style:style style:name="T10" style:family="text">
      <style:text-properties officeooo:rsid="0018544f"/>
    </style:style>
    <style:style style:name="T11" style:family="text">
      <style:text-properties officeooo:rsid="001916d8"/>
    </style:style>
    <style:style style:name="T12" style:family="text">
      <style:text-properties officeooo:rsid="001a4d1d"/>
    </style:style>
    <style:style style:name="T13" style:family="text">
      <style:text-properties officeooo:rsid="001babdc"/>
    </style:style>
    <style:style style:name="T14" style:family="text">
      <style:text-properties officeooo:rsid="001d87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b Sheet</text:p>
      <text:p text:style-name="P1"/>
      <text:list xml:id="list5657589641" text:style-name="L1">
        <text:list-item>
          <text:p text:style-name="P2"><text:span text:style-name="T1">pwd: </text:span><text:span text:style-name="T2">This prints the name of the current working directory. An example of this would be:</text:span></text:p>
          <text:p text:style-name="P7">pwd</text:p>
          <text:p text:style-name="P7">This will literally print a list of directories separated by “/” in which each directory following another will be a subdirectory of the previous until the end of the line which will be the directory the command line is currently in.</text:p>
        </text:list-item>
        <text:list-item>
          <text:p text:style-name="P2"><text:span text:style-name="T1">tail: </text:span><text:span text:style-name="T2">This prints the last 10 lines of any file. An example of this would be:</text:span></text:p>
          <text:p text:style-name="P5"><text:span text:style-name="T7">tail dogs.txt</text:span></text:p>
          <text:p text:style-name="P7">This will <text:span text:style-name="T7">print the last 10 lines in my dogs.txt file. So say I have one dog name per line, then there will be 10 dog names printed out on separate lines in the command line</text:span>.</text:p>
        </text:list-item>
        <text:list-item>
          <text:p text:style-name="P2"><text:span text:style-name="T2">t</text:span><text:span text:style-name="T1">ar: </text:span><text:span text:style-name="T2">This takes files from an archive and stores them elsewhere while also extracting them. An example of this would be:</text:span></text:p>
          <text:p text:style-name="P3"><text:span text:style-name="T2">tar </text:span><text:span text:style-name="T8">xf folderName.tar</text:span></text:p>
          <text:p text:style-name="P7">This will <text:span text:style-name="T8">unzip the zip file called folderName.tar and extract whatever files exist in that zip file and put them in the directory in which the tar file exists</text:span>. <text:span text:style-name="T8">So if folderName.tar contains one file called hello.html, after doing this command, there will now be folderName.tar and hello.html in the directory where folderName.tar exists.</text:span> </text:p>
        </text:list-item>
        <text:list-item>
          <text:p text:style-name="P2"><text:span text:style-name="T3">s</text:span><text:span text:style-name="T1">plit: </text:span><text:span text:style-name="T3">This will split a file into multiple pieces. The default is file sizes of 1000 lines, but these variables can be manually inputted as other numbers. An example of this would be:</text:span></text:p>
        </text:list-item>
      </text:list>
      <text:p text:style-name="P6"><text:span text:style-name="T3"><text:tab/>split </text:span><text:span text:style-name="T9">-b 10000k hello.html hello</text:span></text:p>
      <text:p text:style-name="P8"><text:tab/>This will split a file into multiple <text:span text:style-name="T9">files each of size 10000k bytes up until the end of the file and</text:span> <text:tab/>then <text:span text:style-name="T9">name each file hello with an alphabetical </text:span>suffix at the end of each <text:span text:style-name="T9">file name corresponding <text:tab/>to the order in which it broke up the file into pieces</text:span>.</text:p>
      <text:list xml:id="list117926223" text:continue-numbering="true" text:style-name="L1">
        <text:list-item>
          <text:p text:style-name="P2"><text:span text:style-name="T10">w</text:span><text:span text:style-name="T1">hich: </text:span><text:span text:style-name="T3">When giving a command, typing in “which” will give back a list of files that can be executed with that command. An example of this would be:</text:span></text:p>
          <text:p text:style-name="P10"><text:span text:style-name="T10">which ls</text:span></text:p>
          <text:p text:style-name="P9">This would list <text:span text:style-name="T10">the locations of any binaries that may be executed in order for you to run the ls command, which in this case it just returns /bin/ls</text:span>.</text:p>
        </text:list-item>
        <text:list-item>
          <text:p text:style-name="P2"><text:span text:style-name="T4">k</text:span><text:span text:style-name="T1">ill: </text:span><text:span text:style-name="T4">This sends a specified signal to a certain process. An example of this would be:</text:span></text:p>
          <text:p text:style-name="P11">kill <text:span text:style-name="T11">5545</text:span></text:p>
          <text:p text:style-name="P11">This kills the process <text:span text:style-name="T11">whose id is 5545. In the case of my computer, this was chrome, so my chrome window closed as soon as this command was executed</text:span>.</text:p>
        </text:list-item>
        <text:list-item>
          <text:p text:style-name="P4"><text:span text:style-name="T4">a</text:span><text:span text:style-name="T1">rp: </text:span><text:span text:style-name="T4">This can alter the IPv4 network of the kernel. Meaning, it can add stuff or delete stuff from the network cache. An example of this would be:</text:span></text:p>
          <text:p text:style-name="P11">arp <text:span text:style-name="T12">ab201</text:span></text:p>
          <text:p text:style-name="P11">This will give <text:span text:style-name="T12">the ip </text:span>address of <text:span text:style-name="T12">the domain named ab201</text:span>.</text:p>
        </text:list-item>
        <text:list-item>
          <text:p text:style-name="P2"><text:span text:style-name="T4">s</text:span><text:span text:style-name="T1">ort: </text:span><text:span text:style-name="T4">This will sort the lines of a text file and then write them to standard output. An example of this would be:</text:span></text:p>
          <text:p text:style-name="P11">sort <text:span text:style-name="T13">dogs.txt</text:span></text:p>
          <text:p text:style-name="P11">This will sort the lines of <text:span text:style-name="T13">the </text:span>file <text:span text:style-name="T13">dogs.txt by line in alphabetical (ASCII encoding) order. So if I have “fred”, “zebra”, “jane”, and “frodo” all on separate lines, sort will print out “fred”, “frodo”, “jane”, and “zebra” all on separate lines</text:span>.</text:p>
        </text:list-item>
        <text:list-item>
          <text:p text:style-name="P2"><text:span text:style-name="T5">vi</text:span><text:span text:style-name="T1">: </text:span><text:span text:style-name="T5">This is a text editor that can be used within the command line. That is, text files can be manipulated with vi. An example of this would be:</text:span></text:p>
          <text:p text:style-name="P12">vi ines.exe</text:p>
          <text:p text:style-name="P12">This will open the file lines.exe and <text:span text:style-name="T14">allow the user to </text:span>edit <text:span text:style-name="T14">the contents of that file within the command line.</text:span></text:p>
        </text:list-item>
        <text:list-item>
          <text:p text:style-name="P2"><text:span text:style-name="T6">c</text:span><text:span text:style-name="T1">at: </text:span><text:span text:style-name="T6">This will concatenate one file with another and write them to standard output. An example </text:span><text:soft-page-break/><text:span text:style-name="T6">of this would be:</text:span></text:p>
          <text:p text:style-name="P13">cat --show-ends <text:span text:style-name="T14">dogs</text:span>.rb apples.java</text:p>
          <text:p text:style-name="P13">This will concatenate the two files, <text:span text:style-name="T14">dogs.rb</text:span> first with apples.<text:span text:style-name="T14">java</text:span> following, but at the end of each line in the files, there will be a “$” indicating where the end of each line is. <text:span text:style-name="T14">Then it prints all of this out in the command li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, 'Andale Mono', Monaco, Courier, 'Courier New', Verdana, sans-serif"/>
    <style:font-face style:name="Lohit Hindi1" svg:font-family="'Lohit Hindi'"/>
    <style:font-face style:name="sans-serif" svg:font-family="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ey Young</meta:initial-creator>
    <meta:creation-date>2013-01-18T14:52:16</meta:creation-date>
    <meta:generator>LibreOffice/3.6$Linux_X86_64 LibreOffice_project/360m1$Build-2</meta:generator>
    <dc:date>2013-01-23T15:58:16</dc:date>
    <dc:creator>Haley Young</dc:creator>
    <meta:editing-duration>PT6H59M37S</meta:editing-duration>
    <meta:editing-cycles>12</meta:editing-cycles>
    <meta:document-statistic meta:table-count="0" meta:image-count="0" meta:object-count="0" meta:page-count="2" meta:paragraph-count="31" meta:word-count="626" meta:character-count="3354" meta:non-whitespace-character-count="2765"/>
  </office:meta>
</office:document-meta>
</file>